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3 9 2 2 5 2 4 4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Exit Card: Interoperable<text:s/>and reusable training material<text:s/>in Life Science<text:s/></text:h>
      <text:h text:style-name="Heading2" text:outline-level="2"><text:line-break/>Key Concepts</text:h>
      <text:p text:style-name="Normal">Based on the<text:s/>session, summarize the following concepts in your own words:</text:p>
      <text:p text:style-name="Normal">1. Interoperability<text:s/>for training material:<text:s/><text:line-break/><text:line-break/></text:p>
      <text:p text:style-name="Normal"><text:line-break/></text:p>
      <text:p text:style-name="Normal">2. Reusability<text:s/>for training material:<text:s/></text:p>
      <text:p text:style-name="Normal"/>
      <text:p text:style-name="Normal"><text:line-break/></text:p>
      <text:p text:style-name="Normal">3. Format Selection Strategy:<text:s/><text:line-break/></text:p>
      <text:p text:style-name="Normal"/>
      <text:p text:style-name="Normal"><text:line-break/></text:p>
      <text:h text:style-name="Heading2" text:outline-level="2">Reflection</text:h>
      <text:p text:style-name="Normal">1. What is one insight you gained about training material formats?</text:p>
      <text:p text:style-name="Normal"><text:s/><text:line-break/><text:line-break/><text:line-break/><text:line-break/><text:line-break/></text:p>
      <text:p text:style-name="Normal">2. How might you apply these principles in your own research or teaching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3 9 2 2 5 2 4 4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2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3">
      <style:paragraph-properties style:contextual-spacing="true"/>
      <style:text-properties fo:hyphenate="false"/>
    </style:style>
    <style:style style:name="ListNumber" style:display-name="List Number" style:family="paragraph" style:parent-style-name="Normal" style:list-style-name="LFO5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6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7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Alexander Botzki 202447289</dc:creator>
    <meta:creation-date>2025-10-19T15:10:00Z</meta:creation-date>
    <dc:date>2025-10-19T15:10:00Z</dc:date>
    <meta:template xlink:href="Normal.dotm" xlink:type="simple"/>
    <meta:editing-cycles>2</meta:editing-cycles>
    <meta:editing-duration>PT0S</meta:editing-duration>
    <meta:document-statistic meta:page-count="1" meta:paragraph-count="1" meta:word-count="66" meta:character-count="445" meta:row-count="3" meta:non-whitespace-character-count="380"/>
  </office:meta>
</office:document-meta>
</file>